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c1f83e751f40383b50873a65283de6d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c684a7972f91e64a9485556e07224eff" style:family="paragraph">
      <style:paragraph-properties fo:text-align="center"/>
    </style:style>
    <style:style style:name="T_2b93d220c61be6138f25475c2b53d1de" style:family="text">
      <style:text-properties fo:color="#000000" fo:font-family="Calibri" fo:font-size="20pt" fo:font-weight="bold"/>
    </style:style>
  </office:automatic-styles>
  <office:body>
    <office:presentation>
      <draw:page draw:master-page-name="Standard" draw:style-name="stylePage0">
        <draw:frame draw:name="logo" svg:width="1.905cm" svg:height="0.953cm" svg:x="0.265cm" svg:y="0.265cm" draw:style-name="gr1">
          <draw:image xlink:href="Pictures/c1f83e751f40383b50873a65283de6dd.png" xlink:type="simple" xlink:show="embed" xlink:actuate="onLoad">
            <text:p/>
          </draw:image>
        </draw:frame>
        <draw:frame draw:style-name="gr2" svg:width="15.875cm" svg:height="1.323cm" svg:x="4.498cm" svg:y="7.938cm">
          <draw:text-box>
            <text:p text:style-name="P_c684a7972f91e64a9485556e07224eff">
              <text:span text:style-name="T_2b93d220c61be6138f25475c2b53d1de">sdfgdfg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7-06-21T10:04:21.000</dc:date>
    <dc:description/>
    <dc:subject/>
    <dc:title>Untitled Presentation</dc:title>
    <meta:creation-date>2017-06-21T10:04:21.000</meta:creation-date>
    <meta:initial-creator>Unknown Creator</meta:initial-creator>
    <meta:keyword/>
  </office:meta>
</office:document-meta>
</file>